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674in" fo:margin-left="-0.0799in" fo:margin-top="0in" fo:margin-bottom="0in" table:align="left"/>
    </style:style>
    <style:style style:name="Table1.A" style:family="table-column">
      <style:table-column-properties style:column-width="1.8528in"/>
    </style:style>
    <style:style style:name="Table1.B" style:family="table-column">
      <style:table-column-properties style:column-width="4.4139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" fo:padding-left="0.0556in" fo:padding-right="0.0694in" fo:padding-top="0.0694in" fo:padding-bottom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24292e" style:font-name="Verdana" fo:font-size="9pt" style:font-name-asian="Verdana1" style:font-size-asian="9pt" style:font-name-complex="Verdana1" style:font-size-complex="9pt" fo:background-color="#ffffff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font-name="Verdana" fo:font-size="14pt" style:font-name-asian="Verdana1" style:font-size-asian="14pt" style:font-name-complex="Verdana1" style:font-size-complex="14pt"/>
    </style:style>
    <style:style style:name="T2" style:family="text">
      <style:text-properties fo:color="#ff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font-name="Verdana" fo:font-size="9pt" style:text-underline-style="solid" style:text-underline-width="auto" style:text-underline-color="font-color" style:font-name-asian="Verdana1" style:font-size-asian="9pt" style:font-name-complex="Verdana1" style:font-size-complex="9pt" fo:background-color="#ffffff"/>
    </style:style>
    <style:style style:name="T7" style:family="text">
      <style:text-properties fo:color="#24292e" style:font-name="Verdana" fo:font-size="9pt" style:font-name-asian="Verdana1" style:font-size-asian="9pt" style:font-name-complex="Verdana1" style:font-size-complex="9pt" fo:background-color="#ffffff"/>
    </style:style>
    <style:style style:name="T8" style:family="text">
      <style:text-properties fo:color="#24292e" style:font-name="Verdana" fo:font-size="9pt" style:text-underline-style="solid" style:text-underline-width="auto" style:text-underline-color="font-color" fo:font-weight="bold" style:font-name-asian="Verdana1" style:font-size-asian="9pt" style:font-weight-asian="bold" style:font-name-complex="Verdana1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arga Mátyás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INBPM0315-17</text:span></text:p>
          </table:table-cell>
          <table:table-cell table:style-name="Table1.A1" office:value-type="string">
            <text:p text:style-name="P5"><text:span text:style-name="T1">Magas szintű programozási nyelvek 2</text:span></text:p>
          </table:table-cell>
        </table:table-row>
      </table:table>
      <text:p text:style-name="P1"><text:span text:style-name="T2"><text:s/>1.hét</text:span></text:p>
      <text:p text:style-name="P1"/>
      <text:p text:style-name="P1"><text:span text:style-name="T4">OO szemlélet </text:span><text:span text:style-name="T3">:</text:span></text:p>
      <text:p text:style-name="P1"><text:span text:style-name="T3">.Egységbezárás,adatrejtés,öröklés:</text:span></text:p>
      <text:p text:style-name="P1">Java: <text:a xlink:type="simple" xlink:href="https://github.com/megvagyhadnagy01/MagasProg2/tree/master/1_gyak/OO%20szeml%C3%A9let/polarJava" text:style-name="ListLabel_20_1" text:visited-style-name="ListLabel_20_1"><text:span text:style-name="T5">https://github.com/megvagyhadnagy01/MagasProg2/tree/master/1_gyak/OO%20szeml%C3%A9let/polarJava</text:span></text:a></text:p>
      <text:p text:style-name="P1">C++:</text:p>
      <text:p text:style-name="P1"><text:a xlink:type="simple" xlink:href="https://github.com/megvagyhadnagy01/MagasProg2/tree/master/1_gyak/OO%20szeml%C3%A9let/polargenC%2B%2B" text:style-name="ListLabel_20_1" text:visited-style-name="ListLabel_20_1"><text:span text:style-name="T5">https://github.com/megvagyhadnagy01/MagasProg2/tree/master/1_gyak/OO%20szeml%C3%A9let/polargenC%2B%2B</text:span></text:a></text:p>
      <text:p text:style-name="P1"/>
      <text:p text:style-name="P1">-------------------------------------------------------------------------------------------------------------------------&gt;</text:p>
      <text:p text:style-name="P1"/>
      <text:p text:style-name="P1"><text:span text:style-name="T4">Homokozó:</text:span></text:p>
      <text:p text:style-name="P1"><text:span text:style-name="T7">A feladat megoldásához tutorként Bátfai Norbert tanár úr forráskódját vettem igénybe.</text:span></text:p>
      <text:p text:style-name="P1"><text:span text:style-name="T7">igyekeztem a feladathoz hűen rámutatni a pointerekre illetve a referenciák.</text:span></text:p>
      <text:p text:style-name="P1"><text:span text:style-name="T7">A feladatot értelmeztem és sikeresen fordítottam, futtattam.</text:span></text:p>
      <text:p text:style-name="P2"/>
      <text:p text:style-name="P1"><text:span text:style-name="T7">Source Code:</text:span></text:p>
      <text:p text:style-name="P1"><text:a xlink:type="simple" xlink:href="https://github.com/megvagyhadnagy01/MagasProg2/tree/master/1_gyak/Homokozo" text:style-name="ListLabel_20_2" text:visited-style-name="ListLabel_20_2"><text:span text:style-name="T6">https://github.com/megvagyhadnagy01/MagasProg2/tree/master/1_gyak/Homokozo</text:span></text:a></text:p>
      <text:p text:style-name="P2"/>
      <text:p text:style-name="P1"><text:soft-page-break/>-------------------------------------------------------------------------------------------------------------------------&gt;</text:p>
      <text:p text:style-name="P1"/>
      <text:p text:style-name="P1"><text:span text:style-name="T4">“Gagy”</text:span></text:p>
      <text:p text:style-name="P1">A Gagyi feladat megoldásánál rámutat <text:s/>a különbségre hogy a program hogy reagál arra ha -128nál kisebb számot adunk meg</text:p>
      <text:p text:style-name="P1">és a while ciklus végtelen lesz.JDK forrásai szintjén:</text:p>
      <text:p text:style-name="P1">vegyük a -129 esetet, ami fagy, azaz végtelen ciklus, ekkor</text:p>
      <text:p text:style-name="P1">i-ben a -129 van</text:p>
      <text:p text:style-name="P1">public static Integer valueOf(int i) {</text:p>
      <text:p text:style-name="P1">amivel ez az if</text:p>
      <text:p text:style-name="P1">if (i &gt;= IntegerCache.low &amp;&amp; i &lt;= IntegerCache.high)</text:p>
      <text:p text:style-name="P1">nem teljesül (ellenőrizd az Integer.java forrásban!)</text:p>
      <text:p text:style-name="P1">return IntegerCache.cache[i + (-IntegerCache.low)];</text:p>
      <text:p text:style-name="P1">tehát ez fog lefutni mindkét esetben, amikor a Gagyi progiban csináljuk a két Integert</text:p>
      <text:p text:style-name="P1">return new Integer(i);</text:p>
      <text:p text:style-name="P1">}</text:p>
      <text:p text:style-name="P1">A válasz innen már trivi: a két integernél két új objektum jön létre, máshol a tárban más "mem.címmel" persze,</text:p>
      <text:p text:style-name="P1">így a hasonlításuk hamis lesz, hiszen különböző objectek, különböző "címmel".</text:p>
      <text:p text:style-name="P1">A másik esetben (a -128 esetén) pedig ugyanarra a számra ugyanazt az objectet adja,</text:p>
      <text:p text:style-name="P1">hiszen csak kiveszi a kész konzerv integert a poolból, így nyilván ez a két cím meg == lesz.</text:p>
      <text:p text:style-name="P1"/>
      <text:p text:style-name="P1">Source code:</text:p>
      <text:p text:style-name="P1"><text:soft-page-break/><text:a xlink:type="simple" xlink:href="https://github.com/megvagyhadnagy01/MagasProg2/tree/master/1_gyak/Gagyi" text:style-name="ListLabel_20_1" text:visited-style-name="ListLabel_20_1"><text:span text:style-name="T5">https://github.com/megvagyhadnagy01/MagasProg2/tree/master/1_gyak/Gagyi</text:span></text:a></text:p>
      <text:p text:style-name="P1"/>
      <text:p text:style-name="P1"/>
      <text:p text:style-name="P1"><text:s/>Futtatás:</text:p>
      <text:p text:style-name="P1"><text:a xlink:type="simple" xlink:href="https://github.com/megvagyhadnagy01/MagasProg2/blob/master/1_gyak/Gagyi/GagyiNemVegtelen.PNG" text:style-name="ListLabel_20_1" text:visited-style-name="ListLabel_20_1"><text:span text:style-name="T5">https://github.com/megvagyhadnagy01/MagasProg2/blob/master/1_gyak/Gagyi/GagyiNemVegtelen.PNG</text:span></text:a></text:p>
      <text:p text:style-name="P2"/>
      <text:p text:style-name="P1">-------------------------------------------------------------------------------------------------------------------------&gt;</text:p>
      <text:p text:style-name="P1"/>
      <text:p text:style-name="P1"><text:span text:style-name="T4">Yoda:</text:span></text:p>
      <text:p text:style-name="P1"><text:span text:style-name="T7">A Yoda feladatnál egy saját kódot írtam ami sikeresen fordult és fut.</text:span></text:p>
      <text:p text:style-name="P1"><text:span text:style-name="T7">Igyekeztem megfogni a lényeget a feladatnál try illetve catch függvények és </text:span></text:p>
      <text:p text:style-name="P1"><text:span text:style-name="T7">hasonlo képpen NUllPointerException-nal.</text:span></text:p>
      <text:p text:style-name="P1">Source code:</text:p>
      <text:p text:style-name="P1"><text:a xlink:type="simple" xlink:href="https://github.com/megvagyhadnagy01/MagasProg2/tree/master/1_gyak/Yoda" text:style-name="ListLabel_20_1" text:visited-style-name="ListLabel_20_1"><text:span text:style-name="T5">https://github.com/megvagyhadnagy01/MagasProg2/tree/master/1_gyak/Yoda</text:span></text:a></text:p>
      <text:p text:style-name="P1"/>
      <text:p text:style-name="P1">Futtatás:</text:p>
      <text:p text:style-name="P1"><text:a xlink:type="simple" xlink:href="https://github.com/megvagyhadnagy01/MagasProg2/blob/master/1_gyak/Yoda/Yoda.PNG" text:style-name="ListLabel_20_1" text:visited-style-name="ListLabel_20_1"><text:span text:style-name="T5">https://github.com/megvagyhadnagy01/MagasProg2/blob/master/1_gyak/Yoda/Yoda.PNG</text:span></text:a></text:p>
      <text:p text:style-name="P2"/>
      <text:p text:style-name="P1">-------------------------------------------------------------------------------------------------------------------------&gt;</text:p>
      <text:p text:style-name="P1"/>
      <text:p text:style-name="P1"><text:span text:style-name="T4">Kódolás from scratch :</text:span></text:p>
      <text:p text:style-name="P1"><text:soft-page-break/><text:span text:style-name="T7">﻿A feladat megoldásához tutorként Bátfai Norbert tanár úr forráskódját vettem igénybe.</text:span></text:p>
      <text:p text:style-name="P1"><text:span text:style-name="T7">Illetve a megadott angol nyelvű forrást igyekeztem értelmezni és az alapján is felfogni a feladatot</text:span></text:p>
      <text:p text:style-name="P1"><text:span text:style-name="T7">A feladatot értelmeztem és sikeresen fordítottam, futtattam.</text:span></text:p>
      <text:p text:style-name="P1">Source code:</text:p>
      <text:p text:style-name="P1"><text:a xlink:type="simple" xlink:href="https://github.com/megvagyhadnagy01/MagasProg2/tree/master/1_gyak/PiBBP" text:style-name="ListLabel_20_1" text:visited-style-name="ListLabel_20_1"><text:span text:style-name="T5">https://github.com/megvagyhadnagy01/MagasProg2/tree/master/1_gyak/PiBBP</text:span></text:a></text:p>
      <text:p text:style-name="P1"/>
      <text:p text:style-name="P1">Futtatás:</text:p>
      <text:p text:style-name="P1"><text:a xlink:type="simple" xlink:href="https://github.com/megvagyhadnagy01/MagasProg2/blob/master/1_gyak/PiBBP/PiBBP.PNG" text:style-name="ListLabel_20_1" text:visited-style-name="ListLabel_20_1"><text:span text:style-name="T5">https://github.com/megvagyhadnagy01/MagasProg2/blob/master/1_gyak/PiBBP/PiBBP.PNG</text:span></text:a></text:p>
      <text:p text:style-name="P1"/>
      <text:p text:style-name="P1"><text:span text:style-name="T4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2.hét<text:tab/></text:span></text:p>
      <text:p text:style-name="P1"><text:span text:style-name="T4">Anti OO:</text:span></text:p>
      <text:p text:style-name="P1"><text:span text:style-name="T7">Az algoritmust tutor segitségével sikerult megoldani.Sikeresen értelmeztem és futtatam a programot.</text:span></text:p>
      <text:p text:style-name="P2"/>
      <text:p text:style-name="P1"><text:span text:style-name="T7">Source code:</text:span></text:p>
      <text:p text:style-name="P1"><text:a xlink:type="simple" xlink:href="https://github.com/megvagyhadnagy01/MagasProg2/tree/master/2_gyak/Anti%20OO" text:style-name="ListLabel_20_2" text:visited-style-name="ListLabel_20_2"><text:span text:style-name="T6">https://github.com/megvagyhadnagy01/MagasProg2/tree/master/2_gyak/Anti%20OO</text:span></text:a></text:p>
      <text:p text:style-name="P2"/>
      <text:p text:style-name="P1"><text:span text:style-name="T7">Futtatás:</text:span></text:p>
      <text:p text:style-name="P1"><text:a xlink:type="simple" xlink:href="https://github.com/megvagyhadnagy01/MagasProg2/blob/master/2_gyak/Anti%20OO/Screenshot%20from%202018-10-09%2011-03-24.png" text:style-name="ListLabel_20_2" text:visited-style-name="ListLabel_20_2"><text:span text:style-name="T6">https://github.com/megvagyhadnagy01/MagasProg2/blob/master/2_gyak/Anti%20OO/Screenshot%20from%202018-10-09%2011-03-24.png</text:span></text:a></text:p>
      <text:p text:style-name="P2"/>
      <text:p text:style-name="P1">-------------------------------------------------------------------------------------------------------------------------&gt;</text:p>
      <text:p text:style-name="P1"><text:span text:style-name="T8">Ciklomatikus komplexitás:</text:span></text:p>
      <text:p text:style-name="P1"><text:span text:style-name="T7">Még folyamatban.</text:span></text:p>
      <text:p text:style-name="P2"><text:soft-page-break/></text:p>
      <text:p text:style-name="P1">-------------------------------------------------------------------------------------------------------------------------&gt;</text:p>
      <text:p text:style-name="P1"><text:span text:style-name="T8">Szülő-gyerek:</text:span></text:p>
      <text:p text:style-name="P1"><text:span text:style-name="T7">Minden objektum referencia. Mindig dinamikus a kötés. De ezzel nem küldhetjük a Gyerek által hozott új üzeneteket.Csak akkor van dinamikus kötés, ha a viselkedés virtuálisra (virtual kulcsszó az ősben) van deklarálva. Ugyanúgy igaz, hogy ösosztály referencián vagy pointeren keresztül, csak az ős üzenetei küldhetőek.</text:span></text:p>
      <text:p text:style-name="P2"/>
      <text:p text:style-name="P1"><text:span text:style-name="T7">Source code:</text:span></text:p>
      <text:p text:style-name="P1"><text:a xlink:type="simple" xlink:href="https://github.com/megvagyhadnagy01/MagasProg2/tree/master/2_gyak/SzuloGyerek" text:style-name="ListLabel_20_2" text:visited-style-name="ListLabel_20_2"><text:span text:style-name="T6">https://github.com/megvagyhadnagy01/MagasProg2/tree/master/2_gyak/SzuloGyerek</text:span></text:a></text:p>
      <text:p text:style-name="P2"/>
      <text:p text:style-name="P1"><text:span text:style-name="T7">Futtatás:</text:span></text:p>
      <text:p text:style-name="P1"><text:a xlink:type="simple" xlink:href="https://github.com/megvagyhadnagy01/MagasProg2/blob/master/2_gyak/SzuloGyerek/Screenshot%20from%202018-10-09%2016-41-16.png" text:style-name="ListLabel_20_2" text:visited-style-name="ListLabel_20_2"><text:span text:style-name="T6">https://github.com/megvagyhadnagy01/MagasProg2/blob/master/2_gyak/SzuloGyerek/Screenshot%20from%202018-10-09%2016-41-16.png</text:span></text:a></text:p>
      <text:p text:style-name="P2"/>
      <text:p text:style-name="P1">-------------------------------------------------------------------------------------------------------------------------&gt;</text:p>
      <text:p text:style-name="P1"><text:span text:style-name="T4">Liskov:</text:span></text:p>
      <text:p text:style-name="P1"><text:span text:style-name="T7">Az elöadás foliája alapján igyekeztem megirni a kodot .melyben (Szulo*szulo = new Gyerek();) öröklődés következtében melyben az ösökkel működő függvény működjön a gyermekkel is.</text:span></text:p>
      <text:p text:style-name="P1"/>
      <text:p text:style-name="P1">Source code:</text:p>
      <text:p text:style-name="P1"><text:a xlink:type="simple" xlink:href="https://github.com/megvagyhadnagy01/MagasProg2/tree/master/2_gyak/liskov" text:style-name="ListLabel_20_1" text:visited-style-name="ListLabel_20_1"><text:span text:style-name="T5">https://github.com/megvagyhadnagy01/MagasProg2/tree/master/2_gyak/liskov</text:span></text:a></text:p>
      <text:p text:style-name="P1"/>
      <text:p text:style-name="P1">Futtatás:</text:p>
      <text:p text:style-name="P1"><text:a xlink:type="simple" xlink:href="https://github.com/megvagyhadnagy01/MagasProg2/blob/master/2_gyak/liskov/Screenshot%20from%202018-10-09%2011-13-12.png" text:style-name="ListLabel_20_1" text:visited-style-name="ListLabel_20_1"><text:span text:style-name="T5">https://github.com/megvagyhadnagy01/MagasProg2/blob/master/2_gyak/liskov/Screenshot%20from%202018-10-09%2011-13-12.png</text:span></text:a></text:p>
      <text:p text:style-name="P2"/>
      <text:p text:style-name="P1"><text:soft-page-break/>-------------------------------------------------------------------------------------------------------------------------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3.hét</text:span></text:p>
      <text:p text:style-name="P1"/>
      <text:p text:style-name="P1"><text:span text:style-name="T4">BPMN:</text:span></text:p>
      <text:p text:style-name="P1"><text:span text:style-name="T7">A feladatot a bpmn.io oldalon hajtottam végre ahol egy pizzéria működéséről készítettem diagramot.</text:span></text:p>
      <text:p text:style-name="P1"/>
      <text:p text:style-name="P1">Source code:</text:p>
      <text:p text:style-name="P1"><text:a xlink:type="simple" xlink:href="https://github.com/megvagyhadnagy01/MagasProg2/tree/master/3_gyak/BPMN" text:style-name="ListLabel_20_1" text:visited-style-name="ListLabel_20_1"><text:span text:style-name="T5">https://github.com/megvagyhadnagy01/MagasProg2/tree/master/3_gyak/BPMN</text:span></text:a></text:p>
      <text:p text:style-name="P1"><text:s/>Futtatás:</text:p>
      <text:p text:style-name="P1"><text:a xlink:type="simple" xlink:href="https://github.com/megvagyhadnagy01/MagasProg2/blob/master/3_gyak/BPMN/diagram.svg" text:style-name="ListLabel_20_1" text:visited-style-name="ListLabel_20_1"><text:span text:style-name="T5">https://github.com/megvagyhadnagy01/MagasProg2/blob/master/3_gyak/BPMN/diagram.svg</text:span></text:a></text:p>
      <text:p text:style-name="P2"/>
      <text:p text:style-name="P1">-------------------------------------------------------------------------------------------------------------------------&gt;</text:p>
      <text:p text:style-name="P1"><text:span text:style-name="T4">Forward engineering UML osztálydiagram :</text:span></text:p>
      <text:p text:style-name="P1"/>
      <text:p text:style-name="P1"><text:soft-page-break/>Source code:</text:p>
      <text:p text:style-name="P1"><text:a xlink:type="simple" xlink:href="https://github.com/megvagyhadnagy01/MagasProg2/tree/master/3_gyak/Foward" text:style-name="ListLabel_20_1" text:visited-style-name="ListLabel_20_1"><text:span text:style-name="T5">https://github.com/megvagyhadnagy01/MagasProg2/tree/master/3_gyak/Foward</text:span></text:a></text:p>
      <text:p text:style-name="P1"/>
      <text:p text:style-name="P1">Futtatás:</text:p>
      <text:p text:style-name="P1"><text:a xlink:type="simple" xlink:href="https://github.com/megvagyhadnagy01/MagasProg2/blob/master/3_gyak/Foward/Forwarduml.png" text:style-name="ListLabel_20_1" text:visited-style-name="ListLabel_20_1"><text:span text:style-name="T5">https://github.com/megvagyhadnagy01/MagasProg2/blob/master/3_gyak/Foward/Forwarduml.png</text:span></text:a></text:p>
      <text:p text:style-name="P2"/>
      <text:p text:style-name="P1">-------------------------------------------------------------------------------------------------------------------------&gt;</text:p>
      <text:p text:style-name="P1"><text:span text:style-name="T4">Reverse engineering UML osztálydiagram</text:span></text:p>
      <text:p text:style-name="P1"/>
      <text:p text:style-name="P1">Source code:</text:p>
      <text:p text:style-name="P1"><text:a xlink:type="simple" xlink:href="https://github.com/megvagyhadnagy01/MagasProg2/tree/master/3_gyak/Reverse%20engineering%20UMl" text:style-name="ListLabel_20_1" text:visited-style-name="ListLabel_20_1"><text:span text:style-name="T5">https://github.com/megvagyhadnagy01/MagasProg2/tree/master/3_gyak/Reverse%20engineering%20UMl</text:span></text:a></text:p>
      <text:p text:style-name="P1"/>
      <text:p text:style-name="P1">Futtatás:</text:p>
      <text:p text:style-name="P1"><text:a xlink:type="simple" xlink:href="https://github.com/megvagyhadnagy01/MagasProg2/blob/master/3_gyak/Reverse%20engineering%20UMl/eredm%C3%A9ny.png" text:style-name="ListLabel_20_1" text:visited-style-name="ListLabel_20_1"><text:span text:style-name="T5">https://github.com/megvagyhadnagy01/MagasProg2/blob/master/3_gyak/Reverse%20engineering%20UMl/eredm%C3%A9ny.png</text:span></text:a></text:p>
      <text:p text:style-name="P2"/>
      <text:p text:style-name="P1">-------------------------------------------------------------------------------------------------------------------------&gt;</text:p>
      <text:p text:style-name="P1"><text:span text:style-name="T4">“Egy esettan” </text:span>:</text:p>
      <text:p text:style-name="P1"><text:span text:style-name="T7">Igyekeztem értelmezni a megadott feladatokat és meglévő kódokat.Lefuttattam.</text:span></text:p>
      <text:p text:style-name="P1"><text:span text:style-name="T7">A BME-s C++ tankönyv 14. fejezetét (427-444 elmélet, 445-469 az esettan) dolgoztam fel.</text:span></text:p>
      <text:p text:style-name="P2"/>
      <text:p text:style-name="P1"><text:span text:style-name="T7"><text:s/>Source code:</text:span></text:p>
      <text:p text:style-name="P1"><text:soft-page-break/><text:a xlink:type="simple" xlink:href="https://github.com/megvagyhadnagy01/MagasProg2/tree/master/3_gyak/ProductManagement" text:style-name="ListLabel_20_2" text:visited-style-name="ListLabel_20_2"><text:span text:style-name="T6">https://github.com/megvagyhadnagy01/MagasProg2/tree/master/3_gyak/ProductManagement</text:span></text:a></text:p>
      <text:p text:style-name="P2"/>
      <text:p text:style-name="P1">Futtatás:</text:p>
      <text:p text:style-name="P1"><text:a xlink:type="simple" xlink:href="https://github.com/megvagyhadnagy01/MagasProg2/blob/master/3_gyak/ProductManagement/Screenshot%20from%202018-10-09%2011-45-36.png" text:style-name="ListLabel_20_1" text:visited-style-name="ListLabel_20_1"><text:span text:style-name="T5">https://github.com/megvagyhadnagy01/MagasProg2/blob/master/3_gyak/ProductManagement/Screenshot%20from%202018-10-09%2011-45-36.png</text:span></text:a></text:p>
      <text:p text:style-name="P1"/>
      <text:p text:style-name="P1">-------------------------------------------------------------------------------------------------------------------------&gt;</text:p>
      <text:p text:style-name="P1"/>
      <text:p text:style-name="P1"/>
      <text:p text:style-name="P1"/>
      <text:p text:style-name="P1"><text:span text:style-name="T2">4.hét</text:span></text:p>
      <text:p text:style-name="P1"><text:span text:style-name="T4">Encoding :</text:span></text:p>
      <text:p text:style-name="P1"><text:span text:style-name="T7">A netbeans alap karakterkódolás Utf-8 a file ok pedig olyan karakterkódolást tartalmaznak mai nincs beállítva ezért át kell állítani windows-1252-re.Sikeresen lefordult a program.</text:span></text:p>
      <text:p text:style-name="P2"/>
      <text:p text:style-name="P1">Source code:</text:p>
      <text:p text:style-name="P1"><text:a xlink:type="simple" xlink:href="https://github.com/megvagyhadnagy01/MagasProg2/tree/master/4.gyakorlat/Encoding" text:style-name="ListLabel_20_1" text:visited-style-name="ListLabel_20_1"><text:span text:style-name="T5">https://github.com/megvagyhadnagy01/MagasProg2/tree/master/4.gyakorlat/Encoding</text:span></text:a></text:p>
      <text:p text:style-name="P1"/>
      <text:p text:style-name="P1">Futtatás:</text:p>
      <text:p text:style-name="P1"><text:a xlink:type="simple" xlink:href="https://github.com/megvagyhadnagy01/MagasProg2/blob/master/4.gyakorlat/Encoding/MandelBrot.PNG" text:style-name="ListLabel_20_1" text:visited-style-name="ListLabel_20_1"><text:span text:style-name="T5">https://github.com/megvagyhadnagy01/MagasProg2/blob/master/4.gyakorlat/Encoding/MandelBrot.PNG</text:span></text:a></text:p>
      <text:p text:style-name="P1"/>
      <text:p text:style-name="P1">-------------------------------------------------------------------------------------------------------------------------&gt;</text:p>
      <text:p text:style-name="P1"><text:span text:style-name="T4">Full screen:</text:span></text:p>
      <text:p text:style-name="P1"><text:soft-page-break/><text:span text:style-name="T7"><text:s/>A feladat lényege java grafikus képességét szemlélteti.Frame függvény használatával karöltve.</text:span></text:p>
      <text:p text:style-name="P2"/>
      <text:p text:style-name="P1">Source code:</text:p>
      <text:p text:style-name="P1"><text:a xlink:type="simple" xlink:href="https://github.com/megvagyhadnagy01/MagasProg2/tree/master/4.gyakorlat/Fullscreen" text:style-name="ListLabel_20_1" text:visited-style-name="ListLabel_20_1"><text:span text:style-name="T5">https://github.com/megvagyhadnagy01/MagasProg2/tree/master/4.gyakorlat/Fullscreen</text:span></text:a></text:p>
      <text:p text:style-name="P1"/>
      <text:p text:style-name="P1">Futtatás:<text:a xlink:type="simple" xlink:href="https://github.com/megvagyhadnagy01/MagasProg2/blob/master/4.gyakorlat/Fullscreen/Fullscrenn.PNG" text:style-name="ListLabel_20_1" text:visited-style-name="ListLabel_20_1"><text:span text:style-name="T5">https://github.com/megvagyhadnagy01/MagasProg2/blob/master/4.gyakorlat/Fullscreen/Fullscrenn.PNG</text:span></text:a></text:p>
      <text:p text:style-name="P1"/>
      <text:p text:style-name="P1">-------------------------------------------------------------------------------------------------------------------------&gt;</text:p>
      <text:p text:style-name="P1"><text:span text:style-name="T4">OOCWC lexer:</text:span></text:p>
      <text:p text:style-name="P1"><text:span text:style-name="T7">A carlexer.ll fájl elején rövidítések vannak definiálva, amelyek értékei vagy konkrét karaktersorozat ként, vagy reguláris kifejezésként vannak megadva.A lexer ezeket a rövidítéseket használja fel mintaként, ha pedig a megadott minták valamelyikével egyezést talál, akkor annak a szövegét megfelelő formátumúvá alakítja át,és ezt memóriacímen tárolja.</text:span></text:p>
      <text:p text:style-name="P2"/>
      <text:p text:style-name="P1">Source code:</text:p>
      <text:p text:style-name="P1"><text:a xlink:type="simple" xlink:href="https://github.com/megvagyhadnagy01/MagasProg2/tree/master/4.gyakorlat/Leettranslator" text:style-name="ListLabel_20_1" text:visited-style-name="ListLabel_20_1"><text:span text:style-name="T5">https://github.com/megvagyhadnagy01/MagasProg2/tree/master/4.gyakorlat/Leettranslator</text:span></text:a></text:p>
      <text:p text:style-name="P1"/>
      <text:p text:style-name="P1">Futtatás:</text:p>
      <text:p text:style-name="P1"><text:a xlink:type="simple" xlink:href="https://github.com/megvagyhadnagy01/MagasProg2/blob/master/4.gyakorlat/Leettranslator/Lettranslator.PNG" text:style-name="ListLabel_20_1" text:visited-style-name="ListLabel_20_1"><text:span text:style-name="T5">https://github.com/megvagyhadnagy01/MagasProg2/blob/master/4.gyakorlat/Leettranslator/Lettranslator.PNG</text:span></text:a></text:p>
      <text:p text:style-name="P1"/>
      <text:p text:style-name="P1">------------------------------------------------------------------------------------------------------------------------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Verdana" fo:font-family="Verdana" style:font-family-generic="roman" style:font-pitch="variable" fo:font-size="9pt" style:text-underline-style="solid" style:text-underline-width="auto" style:text-underline-color="font-color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31" meta:word-count="577" meta:character-count="8141" meta:non-whitespace-character-count="7700"/>
    <meta:generator>LibreOfficeDev/6.0.5.2$Linux_X86_64 LibreOffice_project/</meta:generator>
  </office:meta>
</office:document-meta>
</file>